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10.04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3.743cm"/>
    </style:style>
    <style:style style:name="co7" style:family="table-column">
      <style:table-column-properties fo:break-before="auto" style:column-width="2.757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007cm"/>
    </style:style>
    <style:style style:name="co12" style:family="table-column">
      <style:table-column-properties fo:break-before="auto" style:column-width="11.675cm"/>
    </style:style>
    <style:style style:name="co13" style:family="table-column">
      <style:table-column-properties fo:break-before="auto" style:column-width="2.417cm"/>
    </style:style>
    <style:style style:name="co14" style:family="table-column">
      <style:table-column-properties fo:break-before="auto" style:column-width="4.322cm"/>
    </style:style>
    <style:style style:name="co15" style:family="table-column">
      <style:table-column-properties fo:break-before="auto" style:column-width="3.2cm"/>
    </style:style>
    <style:style style:name="co16" style:family="table-column">
      <style:table-column-properties fo:break-before="auto" style:column-width="4.016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7.25cm"/>
    </style:style>
    <style:style style:name="co19" style:family="table-column">
      <style:table-column-properties fo:break-before="auto" style:column-width="4.119cm"/>
    </style:style>
    <style:style style:name="co20" style:family="table-column">
      <style:table-column-properties fo:break-before="auto" style:column-width="5.14cm"/>
    </style:style>
    <style:style style:name="co21" style:family="table-column">
      <style:table-column-properties fo:break-before="auto" style:column-width="5.105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67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348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986cm" fo:break-before="auto" style:use-optimal-row-height="true"/>
    </style:style>
    <style:style style:name="ro12" style:family="table-row">
      <style:table-row-properties style:row-height="1.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Times New Roman1" style:font-size-asian="11pt" style:language-asian="ru" style:country-asian="RU" style:font-name-complex="Times New Roman" style:font-size-complex="11pt" style:language-complex="ar" style:country-complex="SA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Calibri" style:font-size-asian="11pt" style:language-asian="ru" style:country-asian="RU" style:font-name-complex="Times New Roman" style:font-size-complex="11pt" style:language-complex="ar" style:country-complex="SA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Calibri" style:font-size-asian="11pt" style:language-asian="ru" style:country-asian="RU" style:font-name-complex="Times New Roman" style:font-size-complex="11pt" style:language-complex="ar" style:country-complex="SA"/>
    </style:style>
    <style:style style:name="ce21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font-name="F" fo:font-size="12pt"/>
    </style:style>
    <style:style style:name="T2" style:family="text">
      <style:text-properties style:use-window-font-color="true" style:font-name="Times New Roman" fo:font-size="14pt" fo:font-weight="bold" style:letter-kerning="false" fo:language="ru" fo:country="RU" style:language-asian="en" style:country-asian="US" style:language-complex="ar" style:country-complex="SA" style:font-name-asian="Calibri" style:font-name-complex="Times New Roman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перечень линейных объектов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Таблица 9.1. Перечень линейных объектов водоснабжения</text:p>
          </table:table-cell>
          <table:covered-table-cell table:number-columns-repeated="9" table:style-name="ce6"/>
          <table:table-cell table:style-name="ce10"/>
          <table:table-cell table:number-columns-repeated="16373"/>
        </table:table-row>
        <table:table-row table:style-name="ro2"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Нормативная скорость потока, м/с</text:p>
          </table:table-cell>
          <table:table-cell table:style-name="ce2" office:value-type="string" calcext:value-type="string">
            <text:p>расход воды в трубе, л/с</text:p>
          </table:table-cell>
          <table:table-cell table:style-name="ce2" office:value-type="string" calcext:value-type="string">
            <text:p>Максимальный расход воды, куб. м/час</text:p>
          </table:table-cell>
          <table:table-cell table:style-name="ce2" office:value-type="string" calcext:value-type="string">
            <text:p>расчетный диаметр ,мм</text:p>
          </table:table-cell>
          <table:table-cell table:style-name="ce2" office:value-type="string" calcext:value-type="string">
            <text:p>протяженность, м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table-cell table:style-name="ce10"/>
          <table:table-cell table:number-columns-repeated="1637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В_1</text:p>
          </table:table-cell>
          <table:table-cell table:style-name="ce9" office:value-type="string" calcext:value-type="string">
            <text:p>главный водопровод, соединяющий станции водоподготовки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1463" calcext:value-type="float">
            <text:p>1463</text:p>
          </table:table-cell>
          <table:table-cell table:style-name="ce7" office:value-type="float" office:value="500" calcext:value-type="float">
            <text:p>500</text:p>
          </table:table-cell>
          <table:table-cell table:style-name="ce7" table:formula="of:=2828+55+50+481" office:value-type="float" office:value="3414" calcext:value-type="float">
            <text:p>3414</text:p>
          </table:table-cell>
          <table:table-cell table:style-name="ce9" office:value-type="string" calcext:value-type="string">
            <text:p>станция водоподготовки 1</text:p>
          </table:table-cell>
          <table:table-cell table:style-name="ce9" office:value-type="string" calcext:value-type="string">
            <text:p>станция водоподготовки 3</text:p>
          </table:table-cell>
          <table:table-cell table:number-columns-repeated="1637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В_1_1</text:p>
          </table:table-cell>
          <table:table-cell table:style-name="ce7" office:value-type="string" calcext:value-type="string">
            <text:p>к ВБ_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250" calcext:value-type="float">
            <text:p>250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Б_1</text:p>
          </table:table-cell>
          <table:table-cell table:number-columns-repeated="1637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В_1_2</text:p>
          </table:table-cell>
          <table:table-cell table:style-name="ce7" office:value-type="string" calcext:value-type="string">
            <text:p>к ВБ_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250" calcext:value-type="float">
            <text:p>2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Б_2</text:p>
          </table:table-cell>
          <table:table-cell table:number-columns-repeated="1637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В_1_3</text:p>
          </table:table-cell>
          <table:table-cell table:style-name="ce7" office:value-type="string" calcext:value-type="string">
            <text:p>к ВБ_4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250" calcext:value-type="float">
            <text:p>250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В_1_4</text:p>
          </table:table-cell>
          <table:table-cell table:style-name="ce7" office:value-type="string" calcext:value-type="string">
            <text:p>ВБ_4</text:p>
          </table:table-cell>
          <table:table-cell table:number-columns-repeated="1637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В_1_4</text:p>
          </table:table-cell>
          <table:table-cell table:style-name="ce7" office:value-type="string" calcext:value-type="string">
            <text:p>к ВБ_5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250" calcext:value-type="float">
            <text:p>250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Б_5</text:p>
          </table:table-cell>
          <table:table-cell table:number-columns-repeated="1637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В_1_5</text:p>
          </table:table-cell>
          <table:table-cell table:style-name="ce7" office:value-type="string" calcext:value-type="string">
            <text:p>к ВБ_7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250" calcext:value-type="float">
            <text:p>25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Б_7</text:p>
          </table:table-cell>
          <table:table-cell table:number-columns-repeated="16374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В_1_6</text:p>
          </table:table-cell>
          <table:table-cell table:style-name="ce7" office:value-type="string" calcext:value-type="string">
            <text:p>снабжение М_5, М_6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45.23" calcext:value-type="float">
            <text:p>145,23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370" calcext:value-type="float">
            <text:p>1370</text:p>
          </table:table-cell>
          <table:table-cell table:number-columns-repeated="2" table:style-name="ce7" office:value-type="string" calcext:value-type="string">
            <text:p>В_1</text:p>
          </table:table-cell>
          <table:table-cell table:number-columns-repeated="1637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В_1_7</text:p>
          </table:table-cell>
          <table:table-cell table:style-name="ce7" office:value-type="string" calcext:value-type="string">
            <text:p>снабжение ИЖС_5, ИЖС_6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26" calcext:value-type="float">
            <text:p>926</text:p>
          </table:table-cell>
          <table:table-cell table:style-name="ce7" office:value-type="string" calcext:value-type="string">
            <text:p>В_1_6а</text:p>
          </table:table-cell>
          <table:table-cell table:style-name="ce7" office:value-type="string" calcext:value-type="string">
            <text:p>В_1_7</text:p>
          </table:table-cell>
          <table:table-cell table:number-columns-repeated="16374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В_1_6а</text:p>
          </table:table-cell>
          <table:table-cell table:style-name="ce7" office:value-type="string" calcext:value-type="string">
            <text:p>к ВБ_8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В_1_6</text:p>
          </table:table-cell>
          <table:table-cell table:style-name="ce7" office:value-type="string" calcext:value-type="string">
            <text:p>ВБ_8</text:p>
          </table:table-cell>
          <table:table-cell table:number-columns-repeated="1637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В_1_6б</text:p>
          </table:table-cell>
          <table:table-cell table:style-name="ce7" office:value-type="string" calcext:value-type="string">
            <text:p>к ВБ_9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В_1_6</text:p>
          </table:table-cell>
          <table:table-cell table:style-name="ce7" office:value-type="string" calcext:value-type="string">
            <text:p>ВБ_9</text:p>
          </table:table-cell>
          <table:table-cell table:number-columns-repeated="1637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В_1_8</text:p>
          </table:table-cell>
          <table:table-cell table:style-name="ce7" office:value-type="string" calcext:value-type="string">
            <text:p>снабжение М_1, М_2, ИЖС_4, МН_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328" calcext:value-type="float">
            <text:p>1328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_1_9</text:p>
          </table:table-cell>
          <table:table-cell table:number-columns-repeated="16374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В_1_9</text:p>
          </table:table-cell>
          <table:table-cell table:style-name="ce7" office:value-type="string" calcext:value-type="string">
            <text:p>снабжение ИЖС_4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310" calcext:value-type="float">
            <text:p>1310</text:p>
          </table:table-cell>
          <table:table-cell table:style-name="ce7" office:value-type="string" calcext:value-type="string">
            <text:p>В_1_8, В_1_10</text:p>
          </table:table-cell>
          <table:table-cell table:style-name="ce7" office:value-type="string" calcext:value-type="string">
            <text:p>ВБ_6</text:p>
          </table:table-cell>
          <table:table-cell table:number-columns-repeated="1637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В_1_10</text:p>
          </table:table-cell>
          <table:table-cell table:style-name="ce7" office:value-type="string" calcext:value-type="string">
            <text:p>снабжение МН_1, М_2, М_3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_1_9</text:p>
          </table:table-cell>
          <table:table-cell table:number-columns-repeated="1637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В_1_11</text:p>
          </table:table-cell>
          <table:table-cell table:style-name="ce7" office:value-type="string" calcext:value-type="string">
            <text:p>снабжение ИЖС_3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70.5" calcext:value-type="float">
            <text:p>570,5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_1_11</text:p>
          </table:table-cell>
          <table:table-cell table:number-columns-repeated="1637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В_1_12</text:p>
          </table:table-cell>
          <table:table-cell table:style-name="ce7" office:value-type="string" calcext:value-type="string">
            <text:p>снабжение М_9, К_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_1_12</text:p>
          </table:table-cell>
          <table:table-cell table:number-columns-repeated="1637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В_1_13</text:p>
          </table:table-cell>
          <table:table-cell table:style-name="ce7" office:value-type="string" calcext:value-type="string">
            <text:p>снабжение МН_3, М_7, М_8, ИЖС_1, ИЖС_2, С_4, С_5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87" calcext:value-type="float">
            <text:p>487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string" calcext:value-type="string">
            <text:p>В_1_14</text:p>
          </table:table-cell>
          <table:table-cell table:number-columns-repeated="1637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В_1_14</text:p>
          </table:table-cell>
          <table:table-cell table:style-name="ce7" office:value-type="string" calcext:value-type="string">
            <text:p>снабжение ИЖС_1, ИЖС_2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В_1_13</text:p>
          </table:table-cell>
          <table:table-cell table:style-name="ce7" office:value-type="string" calcext:value-type="string">
            <text:p>В_1_14</text:p>
          </table:table-cell>
          <table:table-cell table:number-columns-repeated="1637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В_2_1</text:p>
          </table:table-cell>
          <table:table-cell table:style-name="ce3" office:value-type="string" calcext:value-type="string">
            <text:p>ИЖС_1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В_2_3</text:p>
          </table:table-cell>
          <table:table-cell table:style-name="ce3" office:value-type="string" calcext:value-type="string">
            <text:p>В_2_1</text:p>
          </table:table-cell>
          <table:table-cell table:number-columns-repeated="1637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В_2_2</text:p>
          </table:table-cell>
          <table:table-cell table:style-name="ce3" office:value-type="string" calcext:value-type="string">
            <text:p>ИЖС_1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В_2_3</text:p>
          </table:table-cell>
          <table:table-cell table:style-name="ce3" office:value-type="string" calcext:value-type="string">
            <text:p>В_2_2</text:p>
          </table:table-cell>
          <table:table-cell table:number-columns-repeated="1637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В_2_3</text:p>
          </table:table-cell>
          <table:table-cell table:style-name="ce3" office:value-type="string" calcext:value-type="string">
            <text:p>ИЖС_1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3</text:p>
          </table:table-cell>
          <table:table-cell table:number-columns-repeated="1637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В_2_4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В_2_5</text:p>
          </table:table-cell>
          <table:table-cell table:style-name="ce3" office:value-type="string" calcext:value-type="string">
            <text:p>В_2_4</text:p>
          </table:table-cell>
          <table:table-cell table:number-columns-repeated="16374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В_2_5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В_2_6</text:p>
          </table:table-cell>
          <table:table-cell table:style-name="ce3" office:value-type="string" calcext:value-type="string">
            <text:p>ВБ_3</text:p>
          </table:table-cell>
          <table:table-cell table:number-columns-repeated="1637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В_2_6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Б_3</text:p>
          </table:table-cell>
          <table:table-cell table:number-columns-repeated="16374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В_2_7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7</text:p>
          </table:table-cell>
          <table:table-cell table:number-columns-repeated="1637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В_2_8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8</text:p>
          </table:table-cell>
          <table:table-cell table:number-columns-repeated="16374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В_2_9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9</text:p>
          </table:table-cell>
          <table:table-cell table:number-columns-repeated="1637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В_2_10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10</text:p>
          </table:table-cell>
          <table:table-cell table:number-columns-repeated="16374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В_2_11</text:p>
          </table:table-cell>
          <table:table-cell table:style-name="ce3" office:value-type="string" calcext:value-type="string">
            <text:p>ИЖС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string" calcext:value-type="string">
            <text:p>В_1_14</text:p>
          </table:table-cell>
          <table:table-cell table:style-name="ce3" office:value-type="string" calcext:value-type="string">
            <text:p>В_2_11</text:p>
          </table:table-cell>
          <table:table-cell table:number-columns-repeated="16374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В_2_12</text:p>
          </table:table-cell>
          <table:table-cell table:style-name="ce3" office:value-type="string" calcext:value-type="string">
            <text:p>ИЖС_3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string" calcext:value-type="string">
            <text:p>В_1_11</text:p>
          </table:table-cell>
          <table:table-cell table:style-name="ce3" office:value-type="string" calcext:value-type="string">
            <text:p>В_2_12</text:p>
          </table:table-cell>
          <table:table-cell table:number-columns-repeated="16374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В_2_13</text:p>
          </table:table-cell>
          <table:table-cell table:style-name="ce3" office:value-type="string" calcext:value-type="string">
            <text:p>ИЖС_3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В_1_11</text:p>
          </table:table-cell>
          <table:table-cell table:style-name="ce3" office:value-type="string" calcext:value-type="string">
            <text:p>В_2_13</text:p>
          </table:table-cell>
          <table:table-cell table:number-columns-repeated="16374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В_2_14</text:p>
          </table:table-cell>
          <table:table-cell table:style-name="ce3" office:value-type="string" calcext:value-type="string">
            <text:p>ИЖС_3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В_1_11</text:p>
          </table:table-cell>
          <table:table-cell table:style-name="ce3" office:value-type="string" calcext:value-type="string">
            <text:p>В_2_14</text:p>
          </table:table-cell>
          <table:table-cell table:number-columns-repeated="1637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В_2_15</text:p>
          </table:table-cell>
          <table:table-cell table:style-name="ce3" office:value-type="string" calcext:value-type="string">
            <text:p>ИЖС_3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В_1_11</text:p>
          </table:table-cell>
          <table:table-cell table:style-name="ce3" office:value-type="string" calcext:value-type="string">
            <text:p>В_2_15</text:p>
          </table:table-cell>
          <table:table-cell table:number-columns-repeated="1637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В_2_16</text:p>
          </table:table-cell>
          <table:table-cell table:style-name="ce3" office:value-type="string" calcext:value-type="string">
            <text:p>ИЖС_5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6</text:p>
          </table:table-cell>
          <table:table-cell table:number-columns-repeated="16374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В_2_16а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6а</text:p>
          </table:table-cell>
          <table:table-cell table:number-columns-repeated="16374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В_2_17</text:p>
          </table:table-cell>
          <table:table-cell table:style-name="ce3" office:value-type="string" calcext:value-type="string">
            <text:p>ИЖС_5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7</text:p>
          </table:table-cell>
          <table:table-cell table:number-columns-repeated="16374"/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В_2_17а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7а</text:p>
          </table:table-cell>
          <table:table-cell table:number-columns-repeated="16374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В_2_18</text:p>
          </table:table-cell>
          <table:table-cell table:style-name="ce3" office:value-type="string" calcext:value-type="string">
            <text:p>ИЖС_5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8</text:p>
          </table:table-cell>
          <table:table-cell table:number-columns-repeated="16374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В_2_18а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8а</text:p>
          </table:table-cell>
          <table:table-cell table:number-columns-repeated="16374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В_2_19</text:p>
          </table:table-cell>
          <table:table-cell table:style-name="ce3" office:value-type="string" calcext:value-type="string">
            <text:p>ИЖС_5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Б_10</text:p>
          </table:table-cell>
          <table:table-cell table:number-columns-repeated="16374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В_2_19а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19а</text:p>
          </table:table-cell>
          <table:table-cell table:number-columns-repeated="16374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В_2_19б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В_2_19а</text:p>
          </table:table-cell>
          <table:table-cell table:style-name="ce3" office:value-type="string" calcext:value-type="string">
            <text:p>В_2_19б</text:p>
          </table:table-cell>
          <table:table-cell table:number-columns-repeated="16374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В_2_19в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В_2_19а</text:p>
          </table:table-cell>
          <table:table-cell table:style-name="ce3" office:value-type="string" calcext:value-type="string">
            <text:p>В_2_19в</text:p>
          </table:table-cell>
          <table:table-cell table:number-columns-repeated="16374"/>
        </table:table-row>
        <table:table-row table:style-name="ro4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В_2_20</text:p>
          </table:table-cell>
          <table:table-cell table:style-name="ce3" office:value-type="string" calcext:value-type="string">
            <text:p>ИЖС_5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20</text:p>
          </table:table-cell>
          <table:table-cell table:number-columns-repeated="16374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В_2_20а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string" calcext:value-type="string">
            <text:p>В_1_7</text:p>
          </table:table-cell>
          <table:table-cell table:style-name="ce3" office:value-type="string" calcext:value-type="string">
            <text:p>В_2_20а</text:p>
          </table:table-cell>
          <table:table-cell table:number-columns-repeated="16374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В_2_20б</text:p>
          </table:table-cell>
          <table:table-cell table:style-name="ce3" office:value-type="string" calcext:value-type="string">
            <text:p>ИЖС_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В_2_20а</text:p>
          </table:table-cell>
          <table:table-cell table:style-name="ce3" office:value-type="string" calcext:value-type="string">
            <text:p>В_2_20б</text:p>
          </table:table-cell>
          <table:table-cell table:number-columns-repeated="16374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В_2_21</text:p>
          </table:table-cell>
          <table:table-cell table:style-name="ce3" office:value-type="string" calcext:value-type="string">
            <text:p>М_1, М_3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string" calcext:value-type="string">
            <text:p>В_1_10</text:p>
          </table:table-cell>
          <table:table-cell table:style-name="ce3" office:value-type="string" calcext:value-type="string">
            <text:p>В_1_9</text:p>
          </table:table-cell>
          <table:table-cell table:number-columns-repeated="16374"/>
        </table:table-row>
        <table:table-row table:style-name="ro5">
          <table:table-cell table:style-name="ce1" office:value-type="string" calcext:value-type="string" table:number-columns-spanned="10" table:number-rows-spanned="1">
            <text:p>Таблица 9.1. Перечень линейных объектов водоснабжения</text:p>
          </table:table-cell>
          <table:covered-table-cell table:number-columns-repeated="9" table:style-name="ce6"/>
          <table:table-cell table:number-columns-repeated="16374"/>
        </table:table-row>
        <table:table-row table:style-name="ro6"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Нормативная скорость потока, м/с</text:p>
          </table:table-cell>
          <table:table-cell table:style-name="ce2" office:value-type="string" calcext:value-type="string">
            <text:p>расход воды в трубе, л/с</text:p>
          </table:table-cell>
          <table:table-cell table:style-name="ce2" office:value-type="string" calcext:value-type="string">
            <text:p>Максимальный расход воды, куб. м/час</text:p>
          </table:table-cell>
          <table:table-cell table:style-name="ce2" office:value-type="string" calcext:value-type="string">
            <text:p>расчетный диаметр ,мм</text:p>
          </table:table-cell>
          <table:table-cell table:style-name="ce2" office:value-type="string" calcext:value-type="string">
            <text:p>протяженность, м</text:p>
          </table:table-cell>
          <table:table-cell table:style-name="ce2" office:value-type="string" calcext:value-type="string">
            <text:p>начало</text:p>
          </table:table-cell>
          <table:table-cell table:style-name="ce2" office:value-type="string" calcext:value-type="string">
            <text:p>конец</text:p>
          </table:table-cell>
          <table:table-cell table:number-columns-repeated="16374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В_2_22</text:p>
          </table:table-cell>
          <table:table-cell table:style-name="ce3" office:value-type="string" calcext:value-type="string">
            <text:p>М_4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В_1_8</text:p>
          </table:table-cell>
          <table:table-cell table:style-name="ce3" office:value-type="string" calcext:value-type="string">
            <text:p>В_2_22</text:p>
          </table:table-cell>
          <table:table-cell table:number-columns-repeated="16374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В_2_23</text:p>
          </table:table-cell>
          <table:table-cell table:style-name="ce3" office:value-type="string" calcext:value-type="string">
            <text:p>М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В_1_8</text:p>
          </table:table-cell>
          <table:table-cell table:style-name="ce3" office:value-type="string" calcext:value-type="string">
            <text:p>В_1_9</text:p>
          </table:table-cell>
          <table:table-cell table:number-columns-repeated="16374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В_2_24</text:p>
          </table:table-cell>
          <table:table-cell table:style-name="ce3" office:value-type="string" calcext:value-type="string">
            <text:p>М_2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В_1_8</text:p>
          </table:table-cell>
          <table:table-cell table:style-name="ce3" office:value-type="string" calcext:value-type="string">
            <text:p>В_1_9</text:p>
          </table:table-cell>
          <table:table-cell table:number-columns-repeated="16374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В_2_25</text:p>
          </table:table-cell>
          <table:table-cell table:style-name="ce3" office:value-type="string" calcext:value-type="string">
            <text:p>ИЖС_4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string" calcext:value-type="string">
            <text:p>В_2_27</text:p>
          </table:table-cell>
          <table:table-cell table:style-name="ce3" office:value-type="string" calcext:value-type="string">
            <text:p>В_2_25</text:p>
          </table:table-cell>
          <table:table-cell table:number-columns-repeated="16374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В_2_26</text:p>
          </table:table-cell>
          <table:table-cell table:style-name="ce3" office:value-type="string" calcext:value-type="string">
            <text:p>ИЖС_4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string" calcext:value-type="string">
            <text:p>В_2_27</text:p>
          </table:table-cell>
          <table:table-cell table:style-name="ce3" office:value-type="string" calcext:value-type="string">
            <text:p>В_2_26</text:p>
          </table:table-cell>
          <table:table-cell table:number-columns-repeated="16374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В_2_27</text:p>
          </table:table-cell>
          <table:table-cell table:style-name="ce3" office:value-type="string" calcext:value-type="string">
            <text:p>ИЖС_4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В_1_9</text:p>
          </table:table-cell>
          <table:table-cell table:style-name="ce3" office:value-type="string" calcext:value-type="string">
            <text:p>В_2_26</text:p>
          </table:table-cell>
          <table:table-cell table:number-columns-repeated="16374"/>
        </table:table-row>
        <table:table-row table:style-name="ro4"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6" table:style-name="ce8"/>
          <table:table-cell table:style-name="ce8" table:formula="of:=SUM([.H3:.H56])" office:value-type="float" office:value="29862.5" calcext:value-type="float">
            <text:p>29862,5</text:p>
          </table:table-cell>
          <table:table-cell table:style-name="ce4" table:number-columns-spanned="2" table:number-rows-spanned="1"/>
          <table:covered-table-cell table:style-name="ce8"/>
          <table:table-cell table:style-name="ce11" table:number-columns-repeated="16374"/>
        </table:table-row>
        <table:table-row table:style-name="ro7" table:number-rows-repeated="104851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перечень и стоимость объектов водоподготовки" table:style-name="ta1">
        <table:table-column table:style-name="co1" table:default-cell-style-name="ce5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7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аблица 9.3. Перечень и стоимость объектов водоподготовки</text:p>
          </table:table-cell>
          <table:covered-table-cell table:number-columns-repeated="7" table:style-name="ce6"/>
          <table:table-cell table:number-columns-repeated="16373"/>
        </table:table-row>
        <table:table-row table:style-name="ro8"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принадлежность объекту водоподготовки</text:p>
          </table:table-cell>
          <table:table-cell table:style-name="ce2" office:value-type="string" calcext:value-type="string">
            <text:p>Единица измерения</text:p>
          </table:table-cell>
          <table:table-cell table:style-name="ce2" office:value-type="string" calcext:value-type="string">
            <text:p>Количество</text:p>
          </table:table-cell>
          <table:table-cell table:style-name="ce2" office:value-type="string" calcext:value-type="string">
            <text:p>Ссылка на норматив*</text:p>
          </table:table-cell>
          <table:table-cell table:style-name="ce2" office:value-type="string" calcext:value-type="string">
            <text:p>Стоимость единицы, тыс. руб.**</text:p>
          </table:table-cell>
          <table:table-cell table:style-name="ce2" office:value-type="string" calcext:value-type="string">
            <text:p>Стоимость, тыс. руб.</text:p>
          </table:table-cell>
          <table:table-cell table:number-columns-repeated="16373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Насосные станции первого подъёма</text:p>
          </table:table-cell>
          <table:table-cell table:style-name="ce9" office:value-type="string" calcext:value-type="string">
            <text:p>8 скважин с насосными станциями первого подъема</text:p>
          </table:table-cell>
          <table:table-cell table:style-name="ce7" office:value-type="string" calcext:value-type="string">
            <text:p>куб. м/час</text:p>
          </table:table-cell>
          <table:table-cell table:style-name="ce7" office:value-type="float" office:value="1465" calcext:value-type="float">
            <text:p>1465</text:p>
          </table:table-cell>
          <table:table-cell table:style-name="ce14" office:value-type="string" calcext:value-type="string">
            <text:p>19-03-001-01</text:p>
          </table:table-cell>
          <table:table-cell table:style-name="ce16" table:formula="of:=79.6*1.01*0.86" office:value-type="currency" office:currency="RUB" office:value="69.14056" calcext:value-type="currency">
            <text:p>69,14 ₽</text:p>
          </table:table-cell>
          <table:table-cell table:style-name="ce16" table:formula="of:=[.G3]*[.E3]" office:value-type="currency" office:currency="RUB" office:value="101290.9204" calcext:value-type="currency">
            <text:p>101 290,92 ₽</text:p>
          </table:table-cell>
          <table:table-cell table:number-columns-repeated="1637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Насосные станции второго подъёма</text:p>
          </table:table-cell>
          <table:table-cell table:style-name="ce7" office:value-type="string" calcext:value-type="string">
            <text:p>станция водоподготовки (всего по проекту 3 единицы)</text:p>
          </table:table-cell>
          <table:table-cell table:style-name="ce7" office:value-type="string" calcext:value-type="string">
            <text:p>куб. м/час</text:p>
          </table:table-cell>
          <table:table-cell table:style-name="ce7" office:value-type="float" office:value="1465" calcext:value-type="float">
            <text:p>1465</text:p>
          </table:table-cell>
          <table:table-cell table:style-name="ce14" office:value-type="string" calcext:value-type="string">
            <text:p>19-03-002-01</text:p>
          </table:table-cell>
          <table:table-cell table:style-name="ce16" table:formula="of:=56.35*1.01*0.86" office:value-type="currency" office:currency="RUB" office:value="48.94561" calcext:value-type="currency">
            <text:p>48,95 ₽</text:p>
          </table:table-cell>
          <table:table-cell table:style-name="ce16" table:formula="of:=[.G4]*[.E4]" office:value-type="currency" office:currency="RUB" office:value="71705.31865" calcext:value-type="currency">
            <text:p>71 705,32 ₽</text:p>
          </table:table-cell>
          <table:table-cell table:number-columns-repeated="1637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Станции обезжелезивания подземных вод</text:p>
          </table:table-cell>
          <table:table-cell table:style-name="ce7" office:value-type="string" calcext:value-type="string">
            <text:p>станция водоподготовки (всего по проекту 3 единицы)</text:p>
          </table:table-cell>
          <table:table-cell table:style-name="ce7" office:value-type="string" calcext:value-type="string">
            <text:p>куб. м/сутки</text:p>
          </table:table-cell>
          <table:table-cell table:style-name="ce7" office:value-type="float" office:value="8280" calcext:value-type="float">
            <text:p>8280</text:p>
          </table:table-cell>
          <table:table-cell table:style-name="ce14" office:value-type="string" calcext:value-type="string">
            <text:p>19-03-003-02</text:p>
          </table:table-cell>
          <table:table-cell table:style-name="ce16" table:formula="of:=13.01*1.01*0.86" office:value-type="currency" office:currency="RUB" office:value="11.300486" calcext:value-type="currency">
            <text:p>11,30 ₽</text:p>
          </table:table-cell>
          <table:table-cell table:style-name="ce16" table:formula="of:=[.G5]*[.E5]" office:value-type="currency" office:currency="RUB" office:value="93568.02408" calcext:value-type="currency">
            <text:p>93 568,02 ₽</text:p>
          </table:table-cell>
          <table:table-cell table:number-columns-repeated="16373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Здания хлораторных</text:p>
          </table:table-cell>
          <table:table-cell table:style-name="ce7" office:value-type="string" calcext:value-type="string">
            <text:p>станция водоподготовки (всего по проекту 3 единицы)</text:p>
          </table:table-cell>
          <table:table-cell table:style-name="ce7" office:value-type="string" calcext:value-type="string">
            <text:p>1 кг хлора/час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19-03-004-01</text:p>
          </table:table-cell>
          <table:table-cell table:style-name="ce16" table:formula="of:=7129.6*1.01*0.86" office:value-type="currency" office:currency="RUB" office:value="6192.77056" calcext:value-type="currency">
            <text:p>6 192,77 ₽</text:p>
          </table:table-cell>
          <table:table-cell table:style-name="ce16" table:formula="of:=[.G6]*[.E6]" office:value-type="currency" office:currency="RUB" office:value="18578.31168" calcext:value-type="currency">
            <text:p>18 578,31 ₽</text:p>
          </table:table-cell>
          <table:table-cell table:number-columns-repeated="16373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Фильтры-поглотители</text:p>
          </table:table-cell>
          <table:table-cell table:style-name="ce7" office:value-type="string" calcext:value-type="string">
            <text:p>станция водоподготовки (всего по проекту 3 единицы)</text:p>
          </table:table-cell>
          <table:table-cell table:style-name="ce7" office:value-type="string" calcext:value-type="string">
            <text:p>куб. м</text:p>
          </table:table-cell>
          <table:table-cell table:style-name="ce7" office:value-type="float" office:value="8280" calcext:value-type="float">
            <text:p>8280</text:p>
          </table:table-cell>
          <table:table-cell table:style-name="ce14" office:value-type="string" calcext:value-type="string">
            <text:p>19-03-005-05</text:p>
          </table:table-cell>
          <table:table-cell table:style-name="ce16" table:formula="of:=2.1*1.01*0.86" office:value-type="currency" office:currency="RUB" office:value="1.82406" calcext:value-type="currency">
            <text:p>1,82 ₽</text:p>
          </table:table-cell>
          <table:table-cell table:style-name="ce16" table:formula="of:=[.G7]*[.E7]" office:value-type="currency" office:currency="RUB" office:value="15103.2168" calcext:value-type="currency">
            <text:p>15 103,22 ₽</text:p>
          </table:table-cell>
          <table:table-cell table:number-columns-repeated="16373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Железобетонные резервуары для воды</text:p>
          </table:table-cell>
          <table:table-cell table:style-name="ce7" office:value-type="string" calcext:value-type="string">
            <text:p>станция водоподготовки (всего по проекту 3 единицы)</text:p>
          </table:table-cell>
          <table:table-cell table:style-name="ce7" office:value-type="string" calcext:value-type="string">
            <text:p>куб. м</text:p>
          </table:table-cell>
          <table:table-cell table:style-name="ce7" office:value-type="float" office:value="8280" calcext:value-type="float">
            <text:p>8280</text:p>
          </table:table-cell>
          <table:table-cell table:style-name="ce14" office:value-type="string" calcext:value-type="string">
            <text:p>19-03-006-14</text:p>
          </table:table-cell>
          <table:table-cell table:style-name="ce16" table:formula="of:=16.84*1.01*0.86" office:value-type="currency" office:currency="RUB" office:value="14.627224" calcext:value-type="currency">
            <text:p>14,63 ₽</text:p>
          </table:table-cell>
          <table:table-cell table:style-name="ce16" table:formula="of:=[.G8]*[.E8]" office:value-type="currency" office:currency="RUB" office:value="121113.41472" calcext:value-type="currency">
            <text:p>121 113,41 ₽</text:p>
          </table:table-cell>
          <table:table-cell table:number-columns-repeated="16373"/>
        </table:table-row>
        <table:table-row table:style-name="ro9"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Наземные стальные резервуары для воды</text:p>
          </table:table-cell>
          <table:table-cell table:style-name="ce9" office:value-type="string" calcext:value-type="string">
            <text:p>водонапорные башни (всего по проекту 10 единиц по 250 куб. м)</text:p>
          </table:table-cell>
          <table:table-cell table:style-name="ce7" office:value-type="string" calcext:value-type="string">
            <text:p>куб. м</text:p>
          </table:table-cell>
          <table:table-cell table:style-name="ce7" office:value-type="float" office:value="2500" calcext:value-type="float">
            <text:p>2500</text:p>
          </table:table-cell>
          <table:table-cell table:style-name="ce14" office:value-type="string" calcext:value-type="string">
            <text:p>19-03-007-01</text:p>
          </table:table-cell>
          <table:table-cell table:style-name="ce16" table:formula="of:=34.71*1.01*0.86" office:value-type="currency" office:currency="RUB" office:value="30.149106" calcext:value-type="currency">
            <text:p>30,15 ₽</text:p>
          </table:table-cell>
          <table:table-cell table:style-name="ce16" table:formula="of:=[.G9]*[.E9]" office:value-type="currency" office:currency="RUB" office:value="75372.765" calcext:value-type="currency">
            <text:p>75 372,77 ₽</text:p>
          </table:table-cell>
          <table:table-cell table:number-columns-repeated="16373"/>
        </table:table-row>
        <table:table-row table:style-name="ro4">
          <table:table-cell table:style-name="ce4" office:value-type="string" calcext:value-type="string" table:number-columns-spanned="7" table:number-rows-spanned="1">
            <text:p>ИТОГО</text:p>
          </table:table-cell>
          <table:covered-table-cell table:number-columns-repeated="5" table:style-name="ce8"/>
          <table:covered-table-cell table:style-name="ce17"/>
          <table:table-cell table:style-name="ce17" table:formula="of:=SUM([.H3:.H9])" office:value-type="currency" office:currency="RUB" office:value="496731.97133" calcext:value-type="currency">
            <text:p>496 731,97 ₽</text:p>
          </table:table-cell>
          <table:table-cell table:style-name="ce11" table:number-columns-repeated="16373"/>
        </table:table-row>
        <table:table-row table:style-name="ro4">
          <table:table-cell table:style-name="ce12"/>
          <table:table-cell table:style-name="ce15" table:number-columns-repeated="7"/>
          <table:table-cell table:number-columns-repeated="16373"/>
        </table:table-row>
        <table:table-row table:style-name="ro10">
          <table:table-cell table:style-name="ce13" office:value-type="string" calcext:value-type="string" table:number-columns-spanned="8" table:number-rows-spanned="1">
            <text:p><text:span text:style-name="T1">* - </text:span><text:span text:style-name="T2">УКРУПНЕННЫЕ НОРМАТИВЫ ЦЕНЫ СТРОИТЕЛЬСТВА НЦС 81-02-19-2023 СБОРНИК № 19. Здания и сооружения городской </text:span><text:span text:style-name="T2">инфраструктуры</text:span></text:p>
          </table:table-cell>
          <table:covered-table-cell table:number-columns-repeated="7" table:style-name="ce15"/>
          <table:table-cell table:number-columns-repeated="16373"/>
        </table:table-row>
        <table:table-row table:style-name="ro4">
          <table:table-cell table:style-name="ce12"/>
          <table:table-cell table:style-name="ce15" table:number-columns-repeated="7"/>
          <table:table-cell table:number-columns-repeated="16373"/>
        </table:table-row>
        <table:table-row table:style-name="ro5">
          <table:table-cell table:style-name="ce13" office:value-type="string" calcext:value-type="string" table:number-columns-spanned="8" table:number-rows-spanned="1">
            <text:p>** - коэффициент климатический для Удмуртской Республики 1,01, региональный коэффициент — 0,86</text:p>
          </table:table-cell>
          <table:covered-table-cell table:number-columns-repeated="7" table:style-name="ce15"/>
          <table:table-cell table:number-columns-repeated="16373"/>
        </table:table-row>
        <table:table-row table:style-name="ro7" table:number-rows-repeated="1048561">
          <table:table-cell table:number-columns-repeated="16381"/>
        </table:table-row>
        <table:table-row table:style-name="ro7">
          <table:table-cell table:number-columns-repeated="16381"/>
        </table:table-row>
      </table:table>
      <table:table table:name="стоимость линейных объектов" table:style-name="ta1"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аблица 9.2. Стоимость линейных объектов водоснабжения</text:p>
          </table:table-cell>
          <table:covered-table-cell table:number-columns-repeated="7" table:style-name="ce6"/>
          <table:table-cell table:number-columns-repeated="16372"/>
        </table:table-row>
        <table:table-row table:style-name="ro8"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расчетный диаметр ,мм</text:p>
          </table:table-cell>
          <table:table-cell table:style-name="ce2" office:value-type="string" calcext:value-type="string">
            <text:p>протяженность, м</text:p>
          </table:table-cell>
          <table:table-cell table:style-name="ce2" office:value-type="string" calcext:value-type="string">
            <text:p>ссылка на норматив*</text:p>
          </table:table-cell>
          <table:table-cell table:style-name="ce2" office:value-type="string" calcext:value-type="string">
            <text:p>единица измерения**</text:p>
          </table:table-cell>
          <table:table-cell table:style-name="ce2" office:value-type="string" calcext:value-type="string">
            <text:p>стоимость единицы, тыс. руб.</text:p>
          </table:table-cell>
          <table:table-cell table:style-name="ce2" office:value-type="string" calcext:value-type="string">
            <text:p>стоимость, тыс. руб.</text:p>
          </table:table-cell>
          <table:table-cell table:number-columns-repeated="1637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В_1</text:p>
          </table:table-cell>
          <table:table-cell table:style-name="ce7" office:value-type="float" office:value="500" calcext:value-type="float">
            <text:p>500</text:p>
          </table:table-cell>
          <table:table-cell table:style-name="ce7" table:formula="of:=2828+55+50+481" office:value-type="float" office:value="3414" calcext:value-type="float">
            <text:p>3414</text:p>
          </table:table-cell>
          <table:table-cell table:style-name="ce19" office:value-type="string" calcext:value-type="string">
            <text:p>14-06-002-2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21017.7*1.01*0.78" office:value-type="currency" office:currency="RUB" office:value="16557.74406" calcext:value-type="currency">
            <text:p>16 557,74 ₽</text:p>
          </table:table-cell>
          <table:table-cell table:style-name="ce21" table:formula="of:=[.G3]*[.D3]/1000" office:value-type="currency" office:currency="RUB" office:value="56528.13822084" calcext:value-type="currency">
            <text:p>56 528,1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В_1_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41" calcext:value-type="float">
            <text:p>241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4]*[.D4]/1000" office:value-type="currency" office:currency="RUB" office:value="1793.19733203" calcext:value-type="currency">
            <text:p>1 793,20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В_1_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00" calcext:value-type="float">
            <text:p>100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5]*[.D5]/1000" office:value-type="currency" office:currency="RUB" office:value="744.065283" calcext:value-type="currency">
            <text:p>744,0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В_1_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96" calcext:value-type="float">
            <text:p>196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6]*[.D6]/1000" office:value-type="currency" office:currency="RUB" office:value="1458.36795468" calcext:value-type="currency">
            <text:p>1 458,3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В_1_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7" calcext:value-type="float">
            <text:p>257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7]*[.D7]/1000" office:value-type="currency" office:currency="RUB" office:value="1912.24777731" calcext:value-type="currency">
            <text:p>1 912,25 ₽</text:p>
          </table:table-cell>
          <table:table-cell table:number-columns-repeated="16372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В_1_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10" calcext:value-type="float">
            <text:p>110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8]*[.D8]/1000" office:value-type="currency" office:currency="RUB" office:value="818.4718113" calcext:value-type="currency">
            <text:p>818,4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В_1_6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370" calcext:value-type="float">
            <text:p>1370</text:p>
          </table:table-cell>
          <table:table-cell table:style-name="ce20" office:value-type="string" calcext:value-type="string">
            <text:p>14-06-002-11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8197.05*1.01*0.78" office:value-type="currency" office:currency="RUB" office:value="6457.63599" calcext:value-type="currency">
            <text:p>6 457,64 ₽</text:p>
          </table:table-cell>
          <table:table-cell table:style-name="ce21" table:formula="of:=[.G9]*[.D9]/1000" office:value-type="currency" office:currency="RUB" office:value="8846.9613063" calcext:value-type="currency">
            <text:p>8 846,9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В_1_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26" calcext:value-type="float">
            <text:p>926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10]*[.D10]/1000" office:value-type="currency" office:currency="RUB" office:value="6890.04452058" calcext:value-type="currency">
            <text:p>6 890,0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В_1_6а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5" calcext:value-type="float">
            <text:p>45</text:p>
          </table:table-cell>
          <table:table-cell table:style-name="ce20" office:value-type="string" calcext:value-type="string">
            <text:p>14-06-002-11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8197.05*1.01*0.78" office:value-type="currency" office:currency="RUB" office:value="6457.63599" calcext:value-type="currency">
            <text:p>6 457,64 ₽</text:p>
          </table:table-cell>
          <table:table-cell table:style-name="ce21" table:formula="of:=[.G11]*[.D11]/1000" office:value-type="currency" office:currency="RUB" office:value="290.59361955" calcext:value-type="currency">
            <text:p>290,5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В_1_6б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" calcext:value-type="float">
            <text:p>17</text:p>
          </table:table-cell>
          <table:table-cell table:style-name="ce20" office:value-type="string" calcext:value-type="string">
            <text:p>14-06-002-11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8197.05*1.01*0.78" office:value-type="currency" office:currency="RUB" office:value="6457.63599" calcext:value-type="currency">
            <text:p>6 457,64 ₽</text:p>
          </table:table-cell>
          <table:table-cell table:style-name="ce21" table:formula="of:=[.G12]*[.D12]/1000" office:value-type="currency" office:currency="RUB" office:value="109.77981183" calcext:value-type="currency">
            <text:p>109,78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В_1_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328" calcext:value-type="float">
            <text:p>1328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13]*[.D13]/1000" office:value-type="currency" office:currency="RUB" office:value="9881.18695824" calcext:value-type="currency">
            <text:p>9 881,1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В_1_9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310" calcext:value-type="float">
            <text:p>1310</text:p>
          </table:table-cell>
          <table:table-cell table:style-name="ce20" office:value-type="string" calcext:value-type="string">
            <text:p>14-06-002-08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7120.4*1.01*0.78" office:value-type="currency" office:currency="RUB" office:value="5609.45112" calcext:value-type="currency">
            <text:p>5 609,45 ₽</text:p>
          </table:table-cell>
          <table:table-cell table:style-name="ce21" table:formula="of:=[.G14]*[.D14]/1000" office:value-type="currency" office:currency="RUB" office:value="7348.3809672" calcext:value-type="currency">
            <text:p>7 348,38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В_1_1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970" calcext:value-type="float">
            <text:p>970</text:p>
          </table:table-cell>
          <table:table-cell table:style-name="ce20" office:value-type="string" calcext:value-type="string">
            <text:p>14-06-002-11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8197.05*1.01*0.78" office:value-type="currency" office:currency="RUB" office:value="6457.63599" calcext:value-type="currency">
            <text:p>6 457,64 ₽</text:p>
          </table:table-cell>
          <table:table-cell table:style-name="ce21" table:formula="of:=[.G15]*[.D15]/1000" office:value-type="currency" office:currency="RUB" office:value="6263.9069103" calcext:value-type="currency">
            <text:p>6 263,91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В_1_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70.5" calcext:value-type="float">
            <text:p>570,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16]*[.D16]/1000" office:value-type="currency" office:currency="RUB" office:value="2815.098274443" calcext:value-type="currency">
            <text:p>2 815,10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В_1_1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370" calcext:value-type="float">
            <text:p>37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17]*[.D17]/1000" office:value-type="currency" office:currency="RUB" office:value="1825.74296502" calcext:value-type="currency">
            <text:p>1 825,7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В_1_13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775" calcext:value-type="float">
            <text:p>775</text:p>
          </table:table-cell>
          <table:table-cell table:style-name="ce20" office:value-type="string" calcext:value-type="string">
            <text:p>14-06-002-18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13392.77*1.01*0.78" office:value-type="currency" office:currency="RUB" office:value="10550.824206" calcext:value-type="currency">
            <text:p>10 550,82 ₽</text:p>
          </table:table-cell>
          <table:table-cell table:style-name="ce21" table:formula="of:=[.G18]*[.D18]/1000" office:value-type="currency" office:currency="RUB" office:value="8176.88875965" calcext:value-type="currency">
            <text:p>8 176,8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В_1_1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6" calcext:value-type="float">
            <text:p>596</text:p>
          </table:table-cell>
          <table:table-cell table:style-name="ce20" office:value-type="string" calcext:value-type="string">
            <text:p>14-06-002-14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9444.85*1.01*0.78" office:value-type="currency" office:currency="RUB" office:value="7440.65283" calcext:value-type="currency">
            <text:p>7 440,65 ₽</text:p>
          </table:table-cell>
          <table:table-cell table:style-name="ce21" table:formula="of:=[.G19]*[.D19]/1000" office:value-type="currency" office:currency="RUB" office:value="4434.62908668" calcext:value-type="currency">
            <text:p>4 434,63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В_2_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50" calcext:value-type="float">
            <text:p>45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0]*[.D20]/1000" office:value-type="currency" office:currency="RUB" office:value="2220.4982007" calcext:value-type="currency">
            <text:p>2 220,50 ₽</text:p>
          </table:table-cell>
          <table:table-cell table:number-columns-repeated="16372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В_2_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00" calcext:value-type="float">
            <text:p>60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1]*[.D21]/1000" office:value-type="currency" office:currency="RUB" office:value="2960.6642676" calcext:value-type="currency">
            <text:p>2 960,6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В_2_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40" calcext:value-type="float">
            <text:p>74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2]*[.D22]/1000" office:value-type="currency" office:currency="RUB" office:value="3651.48593004" calcext:value-type="currency">
            <text:p>3 651,4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В_2_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66" calcext:value-type="float">
            <text:p>266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3]*[.D23]/1000" office:value-type="currency" office:currency="RUB" office:value="1312.561158636" calcext:value-type="currency">
            <text:p>1 312,5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В_2_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5" calcext:value-type="float">
            <text:p>40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4]*[.D24]/1000" office:value-type="currency" office:currency="RUB" office:value="1998.44838063" calcext:value-type="currency">
            <text:p>1 998,45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В_2_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85" calcext:value-type="float">
            <text:p>68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5]*[.D25]/1000" office:value-type="currency" office:currency="RUB" office:value="3380.09170551" calcext:value-type="currency">
            <text:p>3 380,0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В_2_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37" calcext:value-type="float">
            <text:p>537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6]*[.D26]/1000" office:value-type="currency" office:currency="RUB" office:value="2649.794519502" calcext:value-type="currency">
            <text:p>2 649,7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В_2_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12" calcext:value-type="float">
            <text:p>512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7]*[.D27]/1000" office:value-type="currency" office:currency="RUB" office:value="2526.433508352" calcext:value-type="currency">
            <text:p>2 526,43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В_2_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87" calcext:value-type="float">
            <text:p>487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8]*[.D28]/1000" office:value-type="currency" office:currency="RUB" office:value="2403.072497202" calcext:value-type="currency">
            <text:p>2 403,0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В_2_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2" calcext:value-type="float">
            <text:p>462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29]*[.D29]/1000" office:value-type="currency" office:currency="RUB" office:value="2279.711486052" calcext:value-type="currency">
            <text:p>2 279,71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В_2_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43" calcext:value-type="float">
            <text:p>643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0]*[.D30]/1000" office:value-type="currency" office:currency="RUB" office:value="3172.845206778" calcext:value-type="currency">
            <text:p>3 172,85 ₽</text:p>
          </table:table-cell>
          <table:table-cell table:number-columns-repeated="16372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В_2_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8" calcext:value-type="float">
            <text:p>388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1]*[.D31]/1000" office:value-type="currency" office:currency="RUB" office:value="1914.562893048" calcext:value-type="currency">
            <text:p>1 914,5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В_2_1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70" calcext:value-type="float">
            <text:p>37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2]*[.D32]/1000" office:value-type="currency" office:currency="RUB" office:value="1825.74296502" calcext:value-type="currency">
            <text:p>1 825,7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В_2_1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2" calcext:value-type="float">
            <text:p>352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3]*[.D33]/1000" office:value-type="currency" office:currency="RUB" office:value="1736.923036992" calcext:value-type="currency">
            <text:p>1 736,92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В_2_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6" calcext:value-type="float">
            <text:p>336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4]*[.D34]/1000" office:value-type="currency" office:currency="RUB" office:value="1657.971989856" calcext:value-type="currency">
            <text:p>1 657,9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В_2_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76" calcext:value-type="float">
            <text:p>476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5]*[.D35]/1000" office:value-type="currency" office:currency="RUB" office:value="2348.793652296" calcext:value-type="currency">
            <text:p>2 348,7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В_2_16а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44" calcext:value-type="float">
            <text:p>644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6]*[.D36]/1000" office:value-type="currency" office:currency="RUB" office:value="3177.779647224" calcext:value-type="currency">
            <text:p>3 177,78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В_2_1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65" calcext:value-type="float">
            <text:p>56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7]*[.D37]/1000" office:value-type="currency" office:currency="RUB" office:value="2787.95885199" calcext:value-type="currency">
            <text:p>2 787,9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В_2_17а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14" calcext:value-type="float">
            <text:p>714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8]*[.D38]/1000" office:value-type="currency" office:currency="RUB" office:value="3523.190478444" calcext:value-type="currency">
            <text:p>3 523,1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В_2_1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96" calcext:value-type="float">
            <text:p>596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39]*[.D39]/1000" office:value-type="currency" office:currency="RUB" office:value="2940.926505816" calcext:value-type="currency">
            <text:p>2 940,93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В_2_18а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5" calcext:value-type="float">
            <text:p>73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0]*[.D40]/1000" office:value-type="currency" office:currency="RUB" office:value="3626.81372781" calcext:value-type="currency">
            <text:p>3 626,81 ₽</text:p>
          </table:table-cell>
          <table:table-cell table:number-columns-repeated="16372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В_2_1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32" calcext:value-type="float">
            <text:p>632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1]*[.D41]/1000" office:value-type="currency" office:currency="RUB" office:value="3118.566361872" calcext:value-type="currency">
            <text:p>3 118,57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В_2_19а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63" calcext:value-type="float">
            <text:p>763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2]*[.D42]/1000" office:value-type="currency" office:currency="RUB" office:value="3764.978060298" calcext:value-type="currency">
            <text:p>3 764,98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В_2_19б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8" calcext:value-type="float">
            <text:p>68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3]*[.D43]/1000" office:value-type="currency" office:currency="RUB" office:value="335.541950328" calcext:value-type="currency">
            <text:p>335,5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В_2_19в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8" calcext:value-type="float">
            <text:p>68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4]*[.D44]/1000" office:value-type="currency" office:currency="RUB" office:value="335.541950328" calcext:value-type="currency">
            <text:p>335,5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В_2_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36" calcext:value-type="float">
            <text:p>1136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5]*[.D45]/1000" office:value-type="currency" office:currency="RUB" office:value="5605.524346656" calcext:value-type="currency">
            <text:p>5 605,52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В_2_20а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85" calcext:value-type="float">
            <text:p>78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6]*[.D46]/1000" office:value-type="currency" office:currency="RUB" office:value="3873.53575011" calcext:value-type="currency">
            <text:p>3 873,54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В_2_20б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3" calcext:value-type="float">
            <text:p>123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47]*[.D47]/1000" office:value-type="currency" office:currency="RUB" office:value="606.936174858" calcext:value-type="currency">
            <text:p>606,94 ₽</text:p>
          </table:table-cell>
          <table:table-cell table:number-columns-repeated="16372"/>
        </table:table-row>
        <table:table-row table:style-name="ro5">
          <table:table-cell table:style-name="ce1" office:value-type="string" calcext:value-type="string" table:number-columns-spanned="8" table:number-rows-spanned="1">
            <text:p>Таблица 9.2. Стоимость линейных объектов водоснабжения</text:p>
          </table:table-cell>
          <table:covered-table-cell table:number-columns-repeated="7" table:style-name="ce6"/>
          <table:table-cell table:number-columns-repeated="16372"/>
        </table:table-row>
        <table:table-row table:style-name="ro11">
          <table:table-cell table:style-name="ce2" office:value-type="string" calcext:value-type="string">
            <text:p>№ п/п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расчетный диаметр ,мм</text:p>
          </table:table-cell>
          <table:table-cell table:style-name="ce2" office:value-type="string" calcext:value-type="string">
            <text:p>протяженность, м</text:p>
          </table:table-cell>
          <table:table-cell table:style-name="ce2" office:value-type="string" calcext:value-type="string">
            <text:p>ссылка на норматив*</text:p>
          </table:table-cell>
          <table:table-cell table:style-name="ce2" office:value-type="string" calcext:value-type="string">
            <text:p>единица измерения**</text:p>
          </table:table-cell>
          <table:table-cell table:style-name="ce2" office:value-type="string" calcext:value-type="string">
            <text:p>стоимость единицы, тыс. руб.</text:p>
          </table:table-cell>
          <table:table-cell table:style-name="ce2" office:value-type="string" calcext:value-type="string">
            <text:p>стоимость, тыс. руб.</text:p>
          </table:table-cell>
          <table:table-cell table:number-columns-repeated="16372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В_2_2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7" calcext:value-type="float">
            <text:p>387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0]*[.D50]/1000" office:value-type="currency" office:currency="RUB" office:value="1909.628452602" calcext:value-type="currency">
            <text:p>1 909,63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В_2_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30" calcext:value-type="float">
            <text:p>130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1]*[.D51]/1000" office:value-type="currency" office:currency="RUB" office:value="641.47725798" calcext:value-type="currency">
            <text:p>641,48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В_2_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9" calcext:value-type="float">
            <text:p>199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2]*[.D52]/1000" office:value-type="currency" office:currency="RUB" office:value="981.953648754" calcext:value-type="currency">
            <text:p>981,95 ₽</text:p>
          </table:table-cell>
          <table:table-cell table:number-columns-repeated="16372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В_2_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9" calcext:value-type="float">
            <text:p>199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3]*[.D53]/1000" office:value-type="currency" office:currency="RUB" office:value="981.953648754" calcext:value-type="currency">
            <text:p>981,95 ₽</text:p>
          </table:table-cell>
          <table:table-cell table:number-columns-repeated="16372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В_2_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64" calcext:value-type="float">
            <text:p>1164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4]*[.D54]/1000" office:value-type="currency" office:currency="RUB" office:value="5743.688679144" calcext:value-type="currency">
            <text:p>5 743,69 ₽</text:p>
          </table:table-cell>
          <table:table-cell table:number-columns-repeated="16372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В_2_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75" calcext:value-type="float">
            <text:p>47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5]*[.D55]/1000" office:value-type="currency" office:currency="RUB" office:value="2343.85921185" calcext:value-type="currency">
            <text:p>2 343,86 ₽</text:p>
          </table:table-cell>
          <table:table-cell table:number-columns-repeated="16372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В_2_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5" calcext:value-type="float">
            <text:p>175</text:p>
          </table:table-cell>
          <table:table-cell table:style-name="ce20" office:value-type="string" calcext:value-type="string">
            <text:p>14-06-002-02</text:p>
          </table:table-cell>
          <table:table-cell table:style-name="ce9" office:value-type="string" calcext:value-type="string">
            <text:p>тыс. руб/км</text:p>
          </table:table-cell>
          <table:table-cell table:style-name="ce21" table:formula="of:=6263.57*1.01*0.78" office:value-type="currency" office:currency="RUB" office:value="4934.440446" calcext:value-type="currency">
            <text:p>4 934,44 ₽</text:p>
          </table:table-cell>
          <table:table-cell table:style-name="ce21" table:formula="of:=[.G56]*[.D56]/1000" office:value-type="currency" office:currency="RUB" office:value="863.52707805" calcext:value-type="currency">
            <text:p>863,53 ₽</text:p>
          </table:table-cell>
          <table:table-cell table:number-columns-repeated="16372"/>
        </table:table-row>
        <table:table-row table:style-name="ro4">
          <table:table-cell table:style-name="ce4" office:value-type="string" calcext:value-type="string" table:number-columns-spanned="3" table:number-rows-spanned="1">
            <text:p>ИТОГО</text:p>
          </table:table-cell>
          <table:covered-table-cell table:number-columns-repeated="2" table:style-name="ce8"/>
          <table:table-cell table:style-name="ce8" table:formula="of:=SUM([.D3:.D56])" office:value-type="float" office:value="29862.5" calcext:value-type="float">
            <text:p>29862,5</text:p>
          </table:table-cell>
          <table:table-cell table:style-name="ce4" table:number-columns-spanned="3" table:number-rows-spanned="1"/>
          <table:covered-table-cell table:style-name="ce8"/>
          <table:covered-table-cell table:style-name="ce22"/>
          <table:table-cell table:style-name="ce17" table:formula="of:=SUM([.H3:.H56])" office:value-type="currency" office:currency="RUB" office:value="205340.684740035" calcext:value-type="currency">
            <text:p>205 340,68 ₽</text:p>
          </table:table-cell>
          <table:table-cell table:style-name="ce11" table:number-columns-repeated="16372"/>
        </table:table-row>
        <table:table-row table:style-name="ro4">
          <table:table-cell table:style-name="ce12"/>
          <table:table-cell table:style-name="ce15" table:number-columns-repeated="7"/>
          <table:table-cell table:number-columns-repeated="16372"/>
        </table:table-row>
        <table:table-row table:style-name="ro12">
          <table:table-cell table:style-name="ce13" office:value-type="string" calcext:value-type="string" table:number-columns-spanned="8" table:number-rows-spanned="1">
            <text:p>* - <text:span text:style-name="T2">УКРУПНЕННЫЕ НОРМАТИВЫ ЦЕНЫ СТРОИТЕЛЬСТВА НЦС 81-02-14-2023 СБОРНИК № 14. Наружные сети водоснабжения и канализации</text:span></text:p>
          </table:table-cell>
          <table:covered-table-cell table:number-columns-repeated="7" table:style-name="ce15"/>
          <table:table-cell table:number-columns-repeated="16372"/>
        </table:table-row>
        <table:table-row table:style-name="ro4">
          <table:table-cell table:style-name="ce12"/>
          <table:table-cell table:style-name="ce15" table:number-columns-repeated="7"/>
          <table:table-cell table:number-columns-repeated="16372"/>
        </table:table-row>
        <table:table-row table:style-name="ro5">
          <table:table-cell table:style-name="ce13" office:value-type="string" calcext:value-type="string" table:number-columns-spanned="8" table:number-rows-spanned="1">
            <text:p>** - коэффициент климатический для Удмуртской Республики 1,01, региональный коэффициент — 0,78</text:p>
          </table:table-cell>
          <table:covered-table-cell table:number-columns-repeated="7" table:style-name="ce15"/>
          <table:table-cell table:number-columns-repeated="16372"/>
        </table:table-row>
        <table:table-row table:style-name="ro7">
          <table:table-cell table:style-name="ce18" table:number-columns-spanned="8" table:number-rows-spanned="1"/>
          <table:covered-table-cell table:number-columns-repeated="7"/>
          <table:table-cell table:number-columns-repeated="16372"/>
        </table:table-row>
        <table:table-row table:style-name="ro7" table:number-rows-repeated="1048513">
          <table:table-cell table:number-columns-repeated="16380"/>
        </table:table-row>
        <table:table-row table:style-name="ro7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3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17:56:23.686000000</meta:creation-date>
    <dc:date>2023-12-09T22:43:18.846000000</dc:date>
    <meta:editing-duration>PT4H46M39S</meta:editing-duration>
    <meta:editing-cycles>35</meta:editing-cycles>
    <meta:generator>LibreOffice/7.5.5.2$Windows_X86_64 LibreOffice_project/ca8fe7424262805f223b9a2334bc7181abbcbf5e</meta:generator>
    <meta:print-date>2023-12-09T22:40:45.266000000</meta:print-date>
    <meta:document-statistic meta:table-count="3" meta:cell-count="1052" meta:object-count="0"/>
  </office:meta>
</office:document-meta>
</file>